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Hiragino Kaku Gothic Pro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cccc99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fo:font-style="normal" style:font-name-asian="CourierNewPS-ItalicMT" style:font-style-asian="normal" style:font-name-complex="CourierNewPS-ItalicMT" style:font-style-complex="normal"/>
    </style:style>
    <style:style style:name="T3" style:family="text">
      <style:text-properties fo:color="#999966" style:font-name="Hiragino Kaku Gothic Pro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4" style:family="text">
      <style:text-properties fo:color="#ff0000"/>
    </style:style>
    <style:style style:name="T5" style:family="text">
      <style:text-properties fo:color="#ff00ff"/>
    </style:style>
    <style:style style:name="T6" style:family="text">
      <style:text-properties fo:color="#ff99ff"/>
    </style:style>
    <style:style style:name="T7" style:family="text">
      <style:text-properties fo:color="#000000" style:font-name="Hiragino Kaku Gothic Pro" fo:font-style="normal" style:text-underline-style="none" fo:font-weight="normal" style:font-name-asian="CourierNewPS-ItalicMT" style:font-style-asian="normal" style:font-weight-asian="normal" style:font-name-complex="CourierNewPS-ItalicMT" style:font-style-complex="normal" style:font-weight-complex="normal"/>
    </style:style>
    <style:style style:name="T8" style:family="text">
      <style:text-properties fo:color="#000000" style:font-name="Hiragino Kaku Gothic Pro" fo:font-style="normal" style:font-name-asian="CourierNewPS-ItalicMT" style:font-style-asian="normal" style:font-name-complex="CourierNewPS-ItalicMT" style:font-style-complex="normal"/>
    </style:style>
    <style:style style:name="T9" style:family="text">
      <style:text-properties fo:color="#000000" fo:font-style="normal" style:font-name-asian="CourierNewPS-ItalicMT" style:font-style-asian="normal" style:font-name-complex="CourierNewPS-ItalicMT" style:font-style-complex="normal"/>
    </style:style>
    <style:style style:name="T10" style:family="text">
      <style:text-properties fo:color="#fffcf0" style:font-name="CourierNewPS-ItalicMT" fo:font-size="12.5pt" fo:font-style="italic" style:font-name-asian="CourierNewPS-ItalicMT" style:font-size-asian="12.5pt" style:font-style-asian="italic" style:font-name-complex="CourierNewPS-ItalicMT" style:font-size-complex="12.5pt" style:font-style-complex="italic"/>
    </style:style>
    <style:style style:name="T1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3 : Serveur Consultation</text:p>
      <text:p text:style-name="P2"/>
      <text:p text:style-name="P3">{</text:p>
      <text:p text:style-name="P5"><text:tab/><text:span text:style-name="T2">/* Creation du socket serveur consultation et attachement */</text:span></text:p>
      <text:p text:style-name="P4"><text:span text:style-name="T7"><text:tab/></text:span><text:span text:style-name="T8">memset(&amp;hints, 0, sizeof(hints));</text:span></text:p>
      <text:p text:style-name="P6"><text:tab/>hints.ai_family = AF_UNSPEC;</text:p>
      <text:p text:style-name="P6"><text:tab/>hints.ai_socktype = SOCK_STREAM; </text:p>
      <text:p text:style-name="P7"><text:tab/>servc = getaddrinfo(SERVEUR, PORTSC, &amp;hints, &amp;svc);</text:p>
      <text:p text:style-name="P7"><text:tab/></text:p>
      <text:p text:style-name="P7"><text:tab/>sockservc = socket(svc-&gt;ai_family, svc-&gt;ai_socktype, svc-&gt;ai_protocol);</text:p>
      <text:p text:style-name="P7"/>
      <text:p text:style-name="P7"><text:tab/>bind(sockservc, svc-&gt;ai_addr, svc-&gt;ai_addrlen);</text:p>
      <text:p text:style-name="P7"/>
      <text:p text:style-name="P3"><text:tab/><text:span text:style-name="T1">/* Boucle infini afin de traiter en continu les demandes de consultation */</text:span></text:p>
      <text:p text:style-name="P3"><text:tab/><text:span text:style-name="T4">while</text:span> (1)</text:p>
      <text:p text:style-name="P3"><text:tab/>{</text:p>
      <text:p text:style-name="P3"><text:tab/><text:tab/><text:span text:style-name="T1">/* Serveur en écoute en attente d'une connexion */</text:span></text:p>
      <text:p text:style-name="P4"><text:span text:style-name="T11"><text:tab/><text:tab/></text:span><text:span text:style-name="T8">listen(sockfd, 5);</text:span></text:p>
      <text:p text:style-name="P4"><text:span text:style-name="T9"><text:tab/><text:tab/></text:span><text:span text:style-name="T3">/* Création du socket service associé a la dernière connexion <text:s/>*/</text:span></text:p>
      <text:p text:style-name="P6"><text:tab/><text:tab/>sin_size = sizeof(their_addr);</text:p>
      <text:p text:style-name="P4"><text:span text:style-name="T9"><text:tab/><text:tab/>new_fd = accept(sockservc, &amp;their_addr, &amp;sin_size) ;</text:span><text:span text:style-name="T10"> </text:span></text:p>
      <text:p text:style-name="P3"><text:tab/><text:tab/><text:span text:style-name="T1">/* Réception des messages*/</text:span></text:p>
      <text:p text:style-name="P3"><text:tab/><text:tab/>recv(sockserc, &amp;msg, <text:span text:style-name="T4">sizeof</text:span>(msg), 1, 0) ;</text:p>
      <text:p text:style-name="P3"/>
      <text:p text:style-name="P3"><text:tab/><text:tab/><text:span text:style-name="T1">/* Remplissage de la réponse via copie de la mémoire a cet instant */</text:span></text:p>
      <text:p text:style-name="P3"><text:tab/><text:tab/>rep.data = ft_list_copy(mem) ;</text:p>
      <text:p text:style-name="P5"/>
      <text:p text:style-name="P5"><text:tab/><text:tab/><text:span text:style-name="T1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1">/* Ecriture du message de retour */</text:span></text:p>
      <text:p text:style-name="P3"><text:tab/><text:tab/>sprintf(rep.info, <text:span text:style-name="T5">« Liste des spectacles </text:span><text:span text:style-name="T6">\n</text:span><text:span text:style-name="T5">»</text:span>) ;</text:p>
      <text:p text:style-name="P3"/>
      <text:p text:style-name="P3"><text:tab/><text:tab/><text:span text:style-name="T1">/* Envoie de la réponse */</text:span></text:p>
      <text:p text:style-name="P3"><text:tab/><text:tab/>send(new_fd, &amp;rep, <text:span text:style-name="T4">sizeof</text:span>(rep), 0) ;</text:p>
      <text:p text:style-name="P3"><text:tab/><text:tab/></text:p>
      <text:p text:style-name="P8"><text:tab/><text:tab/>/* Fermeture du socket service */</text:p>
      <text:p text:style-name="P3"><text:tab/><text:tab/>close(new_fd) ;</text:p>
      <text:p text:style-name="P3"><text:tab/>}</text:p>
      <text:p text:style-name="P3">}</text:p>
      <text:p text:style-name="P3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08:12</meta:creation-date>
    <dc:date>2019-01-27T20:06:33</dc:date>
    <dc:creator>bill tremendous</dc:creator>
    <meta:editing-duration>PT1H16M10S</meta:editing-duration>
    <meta:editing-cycles>16</meta:editing-cycles>
    <meta:generator>OpenOffice/4.1.5$Unix OpenOffice.org_project/415m1$Build-9789</meta:generator>
    <meta:document-statistic meta:table-count="0" meta:image-count="0" meta:object-count="0" meta:page-count="1" meta:paragraph-count="36" meta:word-count="168" meta:character-count="1173"/>
  </office:meta>
</office:document-meta>
</file>